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4.15pt"/>
    </style:style>
    <style:style style:name="co2" style:family="table-column">
      <style:table-column-properties fo:break-before="auto" style:column-width="311.16pt"/>
    </style:style>
    <style:style style:name="co3" style:family="table-column">
      <style:table-column-properties fo:break-before="auto" style:column-width="59.75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language-asian="zh" style:country-asian="CN" style:font-style-asian="normal" style:font-weight-asian="normal" style:font-name-complex="Droid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language-asian="zh" style:country-asian="CN" style:font-style-asian="normal" style:font-weight-asian="normal" style:font-name-complex="Droid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et1</text:p>
          </table:table-cell>
          <table:table-cell table:style-name="ce1" office:value-type="string" calcext:value-type="string">
            <text:p>set2</text:p>
          </table:table-cell>
          <table:table-cell office:value-type="string" calcext:value-type="string">
            <text:p>visualize</text:p>
          </table:table-cell>
          <table:table-cell office:value-type="string" calcext:value-type="string">
            <text:p>cl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70279</text:p>
          </table:table-cell>
          <table:table-cell table:formula="of:=COM.MICROSOFT.CONCAT(&quot;https://www.ebi.ac.uk/QuickGO/services/ontology/go/terms/&quot;; SUBSTITUTE([.A2]; &quot;;&quot;; &quot;,&quot;);&quot;,&quot;;SUBSTITUTE([.B2]; &quot;;&quot;; &quot;,&quot;); &quot;/chart?showKey=true&quot;)" office:value-type="string" office:string-value="https://www.ebi.ac.uk/QuickGO/services/ontology/go/terms/GO:0030170,GO:0070279/chart?showKey=true" calcext:value-type="string">
            <text:p>https://www.ebi.ac.uk/QuickGO/services/ontology/go/terms/GO:0030170,GO:0070279/chart?showKey=true</text:p>
          </table:table-cell>
          <table:table-cell office:value-type="string" calcext:value-type="string">
            <text:p>one level high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19842</text:p>
          </table:table-cell>
          <table:table-cell table:style-name="ce1" office:value-type="string" calcext:value-type="string">
            <text:p>GO:0036094</text:p>
          </table:table-cell>
          <table:table-cell table:formula="of:=COM.MICROSOFT.CONCAT(&quot;https://www.ebi.ac.uk/QuickGO/services/ontology/go/terms/&quot;; SUBSTITUTE([.A3]; &quot;;&quot;; &quot;,&quot;);&quot;,&quot;;SUBSTITUTE([.B3]; &quot;;&quot;; &quot;,&quot;); &quot;/chart?showKey=true&quot;)" office:value-type="string" office:string-value="https://www.ebi.ac.uk/QuickGO/services/ontology/go/terms/GO:0019842,GO:0036094/chart?showKey=true" calcext:value-type="string">
            <text:p>https://www.ebi.ac.uk/QuickGO/services/ontology/go/terms/GO:0019842,GO:0036094/chart?showKey=true</text:p>
          </table:table-cell>
          <table:table-cell office:value-type="string" calcext:value-type="string">
            <text:p>one level high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43168</text:p>
          </table:table-cell>
          <table:table-cell table:formula="of:=COM.MICROSOFT.CONCAT(&quot;https://www.ebi.ac.uk/QuickGO/services/ontology/go/terms/&quot;; SUBSTITUTE([.A4]; &quot;;&quot;; &quot;,&quot;);&quot;,&quot;;SUBSTITUTE([.B4]; &quot;;&quot;; &quot;,&quot;); &quot;/chart?showKey=true&quot;)" office:value-type="string" office:string-value="https://www.ebi.ac.uk/QuickGO/services/ontology/go/terms/GO:0030170,GO:0043168/chart?showKey=true" calcext:value-type="string">
            <text:p>https://www.ebi.ac.uk/QuickGO/services/ontology/go/terms/GO:0030170,GO:0043168/chart?showKey=true</text:p>
          </table:table-cell>
          <table:table-cell office:value-type="string" calcext:value-type="string">
            <text:p>one level high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43167</text:p>
          </table:table-cell>
          <table:table-cell table:formula="of:=COM.MICROSOFT.CONCAT(&quot;https://www.ebi.ac.uk/QuickGO/services/ontology/go/terms/&quot;; SUBSTITUTE([.A5]; &quot;;&quot;; &quot;,&quot;);&quot;,&quot;;SUBSTITUTE([.B5]; &quot;;&quot;; &quot;,&quot;); &quot;/chart?showKey=true&quot;)" office:value-type="string" office:string-value="https://www.ebi.ac.uk/QuickGO/services/ontology/go/terms/GO:0030170,GO:0043167/chart?showKey=true" calcext:value-type="string">
            <text:p>https://www.ebi.ac.uk/QuickGO/services/ontology/go/terms/GO:0030170,GO:0043167/chart?showKey=true</text:p>
          </table:table-cell>
          <table:table-cell office:value-type="string" calcext:value-type="string">
            <text:p>two levels high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36094</text:p>
          </table:table-cell>
          <table:table-cell table:formula="of:=COM.MICROSOFT.CONCAT(&quot;https://www.ebi.ac.uk/QuickGO/services/ontology/go/terms/&quot;; SUBSTITUTE([.A6]; &quot;;&quot;; &quot;,&quot;);&quot;,&quot;;SUBSTITUTE([.B6]; &quot;;&quot;; &quot;,&quot;); &quot;/chart?showKey=true&quot;)" office:value-type="string" office:string-value="https://www.ebi.ac.uk/QuickGO/services/ontology/go/terms/GO:0030170,GO:0036094/chart?showKey=true" calcext:value-type="string">
            <text:p>https://www.ebi.ac.uk/QuickGO/services/ontology/go/terms/GO:0030170,GO:0036094/chart?showKey=true</text:p>
          </table:table-cell>
          <table:table-cell office:value-type="string" calcext:value-type="string">
            <text:p>two levels high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70279</text:p>
          </table:table-cell>
          <table:table-cell table:style-name="ce1" office:value-type="string" calcext:value-type="string">
            <text:p>GO:0036094</text:p>
          </table:table-cell>
          <table:table-cell table:formula="of:=COM.MICROSOFT.CONCAT(&quot;https://www.ebi.ac.uk/QuickGO/services/ontology/go/terms/&quot;; SUBSTITUTE([.A7]; &quot;;&quot;; &quot;,&quot;);&quot;,&quot;;SUBSTITUTE([.B7]; &quot;;&quot;; &quot;,&quot;); &quot;/chart?showKey=true&quot;)" office:value-type="string" office:string-value="https://www.ebi.ac.uk/QuickGO/services/ontology/go/terms/GO:0070279,GO:0036094/chart?showKey=true" calcext:value-type="string">
            <text:p>https://www.ebi.ac.uk/QuickGO/services/ontology/go/terms/GO:0070279,GO:0036094/chart?showKey=true</text:p>
          </table:table-cell>
          <table:table-cell office:value-type="string" calcext:value-type="string">
            <text:p>two levels high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03674</text:p>
          </table:table-cell>
          <table:table-cell table:formula="of:=COM.MICROSOFT.CONCAT(&quot;https://www.ebi.ac.uk/QuickGO/services/ontology/go/terms/&quot;; SUBSTITUTE([.A8]; &quot;;&quot;; &quot;,&quot;);&quot;,&quot;;SUBSTITUTE([.B8]; &quot;;&quot;; &quot;,&quot;); &quot;/chart?showKey=true&quot;)" office:value-type="string" office:string-value="https://www.ebi.ac.uk/QuickGO/services/ontology/go/terms/GO:0030170,GO:0003674/chart?showKey=true" calcext:value-type="string">
            <text:p>https://www.ebi.ac.uk/QuickGO/services/ontology/go/terms/GO:0030170,GO:0003674/chart?showKey=true</text:p>
          </table:table-cell>
          <table:table-cell office:value-type="string" calcext:value-type="string">
            <text:p>four levels high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50662</text:p>
          </table:table-cell>
          <table:table-cell table:style-name="ce1" office:value-type="string" calcext:value-type="string">
            <text:p>GO:0001844</text:p>
          </table:table-cell>
          <table:table-cell table:formula="of:=COM.MICROSOFT.CONCAT(&quot;https://www.ebi.ac.uk/QuickGO/services/ontology/go/terms/&quot;; SUBSTITUTE([.A9]; &quot;;&quot;; &quot;,&quot;);&quot;,&quot;;SUBSTITUTE([.B9]; &quot;;&quot;; &quot;,&quot;); &quot;/chart?showKey=true&quot;)" office:value-type="string" office:string-value="https://www.ebi.ac.uk/QuickGO/services/ontology/go/terms/GO:0050662,GO:0001844/chart?showKey=true" calcext:value-type="string">
            <text:p>https://www.ebi.ac.uk/QuickGO/services/ontology/go/terms/GO:0050662,GO:0001844/chart?showKey=true</text:p>
          </table:table-cell>
          <table:table-cell office:value-type="string" calcext:value-type="string">
            <text:p>two unrelated bindings (MF vs BP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1903876</text:p>
          </table:table-cell>
          <table:table-cell table:style-name="ce1" office:value-type="string" calcext:value-type="string">
            <text:p>GO:0097524</text:p>
          </table:table-cell>
          <table:table-cell table:formula="of:=COM.MICROSOFT.CONCAT(&quot;https://www.ebi.ac.uk/QuickGO/services/ontology/go/terms/&quot;; SUBSTITUTE([.A10]; &quot;;&quot;; &quot;,&quot;);&quot;,&quot;;SUBSTITUTE([.B10]; &quot;;&quot;; &quot;,&quot;); &quot;/chart?showKey=true&quot;)" office:value-type="string" office:string-value="https://www.ebi.ac.uk/QuickGO/services/ontology/go/terms/GO:1903876,GO:0097524/chart?showKey=true" calcext:value-type="string">
            <text:p>https://www.ebi.ac.uk/QuickGO/services/ontology/go/terms/GO:1903876,GO:0097524/chart?showKey=true</text:p>
          </table:table-cell>
          <table:table-cell office:value-type="string" calcext:value-type="string">
            <text:p>two unrelated bindings (MF vs CC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1903876</text:p>
          </table:table-cell>
          <table:table-cell table:style-name="ce1" office:value-type="string" calcext:value-type="string">
            <text:p>GO:0048290</text:p>
          </table:table-cell>
          <table:table-cell table:formula="of:=COM.MICROSOFT.CONCAT(&quot;https://www.ebi.ac.uk/QuickGO/services/ontology/go/terms/&quot;; SUBSTITUTE([.A11]; &quot;;&quot;; &quot;,&quot;);&quot;,&quot;;SUBSTITUTE([.B11]; &quot;;&quot;; &quot;,&quot;); &quot;/chart?showKey=true&quot;)" office:value-type="string" office:string-value="https://www.ebi.ac.uk/QuickGO/services/ontology/go/terms/GO:1903876,GO:0048290/chart?showKey=true" calcext:value-type="string">
            <text:p>https://www.ebi.ac.uk/QuickGO/services/ontology/go/terms/GO:1903876,GO:0048290/chart?showKey=true</text:p>
          </table:table-cell>
          <table:table-cell office:value-type="string" calcext:value-type="string">
            <text:p>two unrelated bindings (MF vs BP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43168;GO:0050662</text:p>
          </table:table-cell>
          <table:table-cell table:style-name="ce1" office:value-type="string" calcext:value-type="string">
            <text:p>GO:0050662;GO:0070279</text:p>
          </table:table-cell>
          <table:table-cell table:formula="of:=COM.MICROSOFT.CONCAT(&quot;https://www.ebi.ac.uk/QuickGO/services/ontology/go/terms/&quot;; SUBSTITUTE([.A12]; &quot;;&quot;; &quot;,&quot;);&quot;,&quot;;SUBSTITUTE([.B12]; &quot;;&quot;; &quot;,&quot;); &quot;/chart?showKey=true&quot;)" office:value-type="string" office:string-value="https://www.ebi.ac.uk/QuickGO/services/ontology/go/terms/GO:0043168,GO:0050662,GO:0050662,GO:0070279/chart?showKey=true" calcext:value-type="string">
            <text:p>https://www.ebi.ac.uk/QuickGO/services/ontology/go/terms/GO:0043168,GO:0050662,GO:0050662,GO:0070279/chart?showKey=true</text:p>
          </table:table-cell>
          <table:table-cell office:value-type="string" calcext:value-type="string">
            <text:p>same level bindings (unre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48038;GO:0050662</text:p>
          </table:table-cell>
          <table:table-cell table:style-name="ce1" office:value-type="string" calcext:value-type="string">
            <text:p>GO:0043295;GO:0031419</text:p>
          </table:table-cell>
          <table:table-cell table:formula="of:=COM.MICROSOFT.CONCAT(&quot;https://www.ebi.ac.uk/QuickGO/services/ontology/go/terms/&quot;; SUBSTITUTE([.A13]; &quot;;&quot;; &quot;,&quot;);&quot;,&quot;;SUBSTITUTE([.B13]; &quot;;&quot;; &quot;,&quot;); &quot;/chart?showKey=true&quot;)" office:value-type="string" office:string-value="https://www.ebi.ac.uk/QuickGO/services/ontology/go/terms/GO:0048038,GO:0050662,GO:0043295,GO:0031419/chart?showKey=true" calcext:value-type="string">
            <text:p>https://www.ebi.ac.uk/QuickGO/services/ontology/go/terms/GO:0048038,GO:0050662,GO:0043295,GO:0031419/chart?showKey=true</text:p>
          </table:table-cell>
          <table:table-cell office:value-type="string" calcext:value-type="string">
            <text:p>same level bindings (unre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01913;GO:0042267</text:p>
          </table:table-cell>
          <table:table-cell table:style-name="ce1" office:value-type="string" calcext:value-type="string">
            <text:p>GO:0070942;GO:0090634</text:p>
          </table:table-cell>
          <table:table-cell table:formula="of:=COM.MICROSOFT.CONCAT(&quot;https://www.ebi.ac.uk/QuickGO/services/ontology/go/terms/&quot;; SUBSTITUTE([.A14]; &quot;;&quot;; &quot;,&quot;);&quot;,&quot;;SUBSTITUTE([.B14]; &quot;;&quot;; &quot;,&quot;); &quot;/chart?showKey=true&quot;)" office:value-type="string" office:string-value="https://www.ebi.ac.uk/QuickGO/services/ontology/go/terms/GO:0001913,GO:0042267,GO:0070942,GO:0090634/chart?showKey=true" calcext:value-type="string">
            <text:p>https://www.ebi.ac.uk/QuickGO/services/ontology/go/terms/GO:0001913,GO:0042267,GO:0070942,GO:0090634/chart?showKey=true</text:p>
          </table:table-cell>
          <table:table-cell office:value-type="string" calcext:value-type="string">
            <text:p>same level bindings (unre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05488</text:p>
          </table:table-cell>
          <table:table-cell table:style-name="ce1" office:value-type="string" calcext:value-type="string">
            <text:p>GO:0048037;GO:0036094</text:p>
          </table:table-cell>
          <table:table-cell table:formula="of:=COM.MICROSOFT.CONCAT(&quot;https://www.ebi.ac.uk/QuickGO/services/ontology/go/terms/&quot;; SUBSTITUTE([.A15]; &quot;;&quot;; &quot;,&quot;);&quot;,&quot;;SUBSTITUTE([.B15]; &quot;;&quot;; &quot;,&quot;); &quot;/chart?showKey=true&quot;)" office:value-type="string" office:string-value="https://www.ebi.ac.uk/QuickGO/services/ontology/go/terms/GO:0005488,GO:0048037,GO:0036094/chart?showKey=true" calcext:value-type="string">
            <text:p>https://www.ebi.ac.uk/QuickGO/services/ontology/go/terms/GO:0005488,GO:0048037,GO:0036094/chart?showKey=true</text:p>
          </table:table-cell>
          <table:table-cell office:value-type="string" calcext:value-type="string">
            <text:p>two children of par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98581</text:p>
          </table:table-cell>
          <table:table-cell table:style-name="ce1" office:value-type="string" calcext:value-type="string">
            <text:p>GO:0032490;GO:0098543</text:p>
          </table:table-cell>
          <table:table-cell table:formula="of:=COM.MICROSOFT.CONCAT(&quot;https://www.ebi.ac.uk/QuickGO/services/ontology/go/terms/&quot;; SUBSTITUTE([.A16]; &quot;;&quot;; &quot;,&quot;);&quot;,&quot;;SUBSTITUTE([.B16]; &quot;;&quot;; &quot;,&quot;); &quot;/chart?showKey=true&quot;)" office:value-type="string" office:string-value="https://www.ebi.ac.uk/QuickGO/services/ontology/go/terms/GO:0098581,GO:0032490,GO:0098543/chart?showKey=true" calcext:value-type="string">
            <text:p>https://www.ebi.ac.uk/QuickGO/services/ontology/go/terms/GO:0098581,GO:0032490,GO:0098543/chart?showKey=true</text:p>
          </table:table-cell>
          <table:table-cell office:value-type="string" calcext:value-type="string">
            <text:p>two children of par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50789</text:p>
          </table:table-cell>
          <table:table-cell table:style-name="ce1" office:value-type="string" calcext:value-type="string">
            <text:p>GO:0030155; GO0031341</text:p>
          </table:table-cell>
          <table:table-cell table:formula="of:=COM.MICROSOFT.CONCAT(&quot;https://www.ebi.ac.uk/QuickGO/services/ontology/go/terms/&quot;; SUBSTITUTE([.A17]; &quot;;&quot;; &quot;,&quot;);&quot;,&quot;;SUBSTITUTE([.B17]; &quot;;&quot;; &quot;,&quot;); &quot;/chart?showKey=true&quot;)" office:value-type="string" office:string-value="https://www.ebi.ac.uk/QuickGO/services/ontology/go/terms/GO:0050789,GO:0030155, GO0031341/chart?showKey=true" calcext:value-type="string">
            <text:p>https://www.ebi.ac.uk/QuickGO/services/ontology/go/terms/GO:0050789,GO:0030155, GO0031341/chart?showKey=true</text:p>
          </table:table-cell>
          <table:table-cell office:value-type="string" calcext:value-type="string">
            <text:p>two children of parent (BP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48037;GO:0036094</text:p>
          </table:table-cell>
          <table:table-cell table:style-name="ce1" office:value-type="string" calcext:value-type="string">
            <text:p>GO:1901363;GO:0097159</text:p>
          </table:table-cell>
          <table:table-cell table:formula="of:=COM.MICROSOFT.CONCAT(&quot;https://www.ebi.ac.uk/QuickGO/services/ontology/go/terms/&quot;; SUBSTITUTE([.A18]; &quot;;&quot;; &quot;,&quot;);&quot;,&quot;;SUBSTITUTE([.B18]; &quot;;&quot;; &quot;,&quot;); &quot;/chart?showKey=true&quot;)" office:value-type="string" office:string-value="https://www.ebi.ac.uk/QuickGO/services/ontology/go/terms/GO:0048037,GO:0036094,GO:1901363,GO:0097159/chart?showKey=true" calcext:value-type="string">
            <text:p>https://www.ebi.ac.uk/QuickGO/services/ontology/go/terms/GO:0048037,GO:0036094,GO:1901363,GO:0097159/chart?showKey=true</text:p>
          </table:table-cell>
          <table:table-cell office:value-type="string" calcext:value-type="string">
            <text:p>two children of binding, vs two other children of bin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01906;GO:0009758</text:p>
          </table:table-cell>
          <table:table-cell table:style-name="ce1" office:value-type="string" calcext:value-type="string">
            <text:p>GO:0019740;GO:0098743</text:p>
          </table:table-cell>
          <table:table-cell table:formula="of:=COM.MICROSOFT.CONCAT(&quot;https://www.ebi.ac.uk/QuickGO/services/ontology/go/terms/&quot;; SUBSTITUTE([.A19]; &quot;;&quot;; &quot;,&quot;);&quot;,&quot;;SUBSTITUTE([.B19]; &quot;;&quot;; &quot;,&quot;); &quot;/chart?showKey=true&quot;)" office:value-type="string" office:string-value="https://www.ebi.ac.uk/QuickGO/services/ontology/go/terms/GO:0001906,GO:0009758,GO:0019740,GO:0098743/chart?showKey=true" calcext:value-type="string">
            <text:p>https://www.ebi.ac.uk/QuickGO/services/ontology/go/terms/GO:0001906,GO:0009758,GO:0019740,GO:0098743/chart?showKey=true</text:p>
          </table:table-cell>
          <table:table-cell office:value-type="string" calcext:value-type="string">
            <text:p>two children of biological process, vs two other children of biological proce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51712</text:p>
          </table:table-cell>
          <table:table-cell table:style-name="ce2"/>
          <table:table-cell table:formula="of:=COM.MICROSOFT.CONCAT(&quot;https://www.ebi.ac.uk/QuickGO/services/ontology/go/terms/&quot;; SUBSTITUTE([.A20]; &quot;;&quot;; &quot;,&quot;);&quot;,&quot;;SUBSTITUTE([.B20]; &quot;;&quot;; &quot;,&quot;); &quot;/chart?showKey=true&quot;)" office:value-type="string" office:string-value="https://www.ebi.ac.uk/QuickGO/services/ontology/go/terms/GO:0051712,/chart?showKey=true" calcext:value-type="string">
            <text:p>https://www.ebi.ac.uk/QuickGO/services/ontology/go/terms/GO:0051712,/chart?showKey=true</text:p>
          </table:table-cell>
          <table:table-cell office:value-type="string" calcext:value-type="string">
            <text:p>one report, other not (BP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97159</text:p>
          </table:table-cell>
          <table:table-cell table:style-name="ce1" office:value-type="string" calcext:value-type="string">
            <text:p>GO:0097159;GO:0005488;GO:0003674</text:p>
          </table:table-cell>
          <table:table-cell table:formula="of:=COM.MICROSOFT.CONCAT(&quot;https://www.ebi.ac.uk/QuickGO/services/ontology/go/terms/&quot;; SUBSTITUTE([.A21]; &quot;;&quot;; &quot;,&quot;);&quot;,&quot;;SUBSTITUTE([.B21]; &quot;;&quot;; &quot;,&quot;); &quot;/chart?showKey=true&quot;)" office:value-type="string" office:string-value="https://www.ebi.ac.uk/QuickGO/services/ontology/go/terms/GO:0097159,GO:0097159,GO:0005488,GO:0003674/chart?showKey=true" calcext:value-type="string">
            <text:p>https://www.ebi.ac.uk/QuickGO/services/ontology/go/terms/GO:0097159,GO:0097159,GO:0005488,GO:0003674/chart?showKey=true</text:p>
          </table:table-cell>
          <table:table-cell office:value-type="string" calcext:value-type="string">
            <text:p>report specific; vs specific + paren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30170</text:p>
          </table:table-cell>
          <table:table-cell table:style-name="ce2"/>
          <table:table-cell table:formula="of:=COM.MICROSOFT.CONCAT(&quot;https://www.ebi.ac.uk/QuickGO/services/ontology/go/terms/&quot;; SUBSTITUTE([.A22]; &quot;;&quot;; &quot;,&quot;);&quot;,&quot;;SUBSTITUTE([.B22]; &quot;;&quot;; &quot;,&quot;); &quot;/chart?showKey=true&quot;)" office:value-type="string" office:string-value="https://www.ebi.ac.uk/QuickGO/services/ontology/go/terms/GO:0030170,/chart?showKey=true" calcext:value-type="string">
            <text:p>https://www.ebi.ac.uk/QuickGO/services/ontology/go/terms/GO:0030170,/chart?showKey=true</text:p>
          </table:table-cell>
          <table:table-cell office:value-type="string" calcext:value-type="string">
            <text:p>one report, other no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03924</text:p>
          </table:table-cell>
          <table:table-cell table:formula="of:=COM.MICROSOFT.CONCAT(&quot;https://www.ebi.ac.uk/QuickGO/services/ontology/go/terms/&quot;; SUBSTITUTE([.A23]; &quot;;&quot;; &quot;,&quot;);&quot;,&quot;;SUBSTITUTE([.B23]; &quot;;&quot;; &quot;,&quot;); &quot;/chart?showKey=true&quot;)" office:value-type="string" office:string-value="https://www.ebi.ac.uk/QuickGO/services/ontology/go/terms/GO:0030170,GO:0003924/chart?showKey=true" calcext:value-type="string">
            <text:p>https://www.ebi.ac.uk/QuickGO/services/ontology/go/terms/GO:0030170,GO:0003924/chart?showKey=true</text:p>
          </table:table-cell>
          <table:table-cell office:value-type="string" calcext:value-type="string">
            <text:p>unrelated (GTPase activity) vs binding (PPB) activity</text:p>
          </table:table-cell>
          <table:table-cell table:number-columns-repeated="1020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1-16T10:43:28.884791738</dc:date>
    <meta:generator>LibreOffice/6.2.8.2$Linux_X86_64 LibreOffice_project/20$Build-2</meta:generator>
    <meta:editing-duration>PT8M30S</meta:editing-duration>
    <meta:editing-cycles>1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